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15.7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2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0.022cm" fo:min-width="0.472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7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7" style:family="graphic" style:parent-style-name="standard">
      <style:graphic-properties draw:textarea-horizontal-align="justify" draw:textarea-vertical-align="middle" draw:auto-grow-height="false" fo:min-height="0.676cm" fo:min-width="3.668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676cm" fo:min-width="4.13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492cm" fo:min-width="4.40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2.7cm" svg:y="10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1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13.801cm" svg:y="10.8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6.2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7.3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8.301cm" svg:y="10.8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7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8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13.802cm" svg:y="10.8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6.20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7.303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2.701cm" svg:y="10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.6cm" svg:x="2.701cm" svg:y="10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12.601cm" svg:y="10.8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5.001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6.102cm" svg:y="1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2.701cm" svg:y="16.3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1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2cm" svg:y="2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3" draw:text-style-name="P2" draw:layer="layout" svg:width="4.5cm" svg:height="4.6cm" svg:x="2.702cm" svg:y="16.3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5.102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6.203cm" svg:y="2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13.4cm" svg:y="1.8cm">
          <text:p text:style-name="P1">Wireframe Tablett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3" draw:text-style-name="P2" draw:layer="layout" svg:width="4.5cm" svg:height="4.6cm" svg:x="7.9cm" svg:y="7.8cm">
          <text:p text:style-name="P1">Mot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3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7.901cm" svg:y="13.3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301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402cm" svg:y="17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4.6cm" svg:x="7.902cm" svg:y="18.6cm">
          <text:p text:style-name="P1">tru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3cm" svg:x="10.302cm" svg:y="2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0.3cm" svg:x="11.403cm" svg:y="2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2cm" svg:height="4.5cm" svg:x="2.4cm" svg:y="2.4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cm" svg:height="0.8cm" svg:x="12.5cm" svg:y="1.5cm">
          <text:p text:style-name="P1">Wireframe Mobil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</draw:page>
      <draw:page draw:name="page4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ustom-shape draw:style-name="gr5" draw:text-style-name="P1" draw:layer="layout" svg:width="17.7cm" svg:height="4cm" svg:x="1.9cm" svg:y="24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123cm" svg:height="0.962cm" svg:x="8.2cm" svg:y="26.4cm">
          <draw:text-box>
            <text:p>footer</text:p>
          </draw:text-box>
        </draw:fram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1.5cm" svg:x="4.3cm" svg:y="5.7cm">
          <text:p text:style-name="P1">Nav<text:tab/><text:tab/><text:tab/><text:tab/><text:tab/><text:tab/><text:tab/>butt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4.5cm" svg:x="2.4cm" svg:y="3.3cm">
          <text:p text:style-name="P1">Header<text:tab/><text:tab/><text:tab/><text:tab/><text:tab/><text:tab/><text:tab/><text:tab/>Moda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1cm" svg:x="12.2cm" svg:y="1.5cm">
          <text:p text:style-name="P1">Wireframe Deskt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8:56:38.550338061</meta:creation-date>
    <dc:date>2017-10-26T09:43:34.638573879</dc:date>
    <meta:editing-duration>PT35M15S</meta:editing-duration>
    <meta:editing-cycles>22</meta:editing-cycles>
    <meta:generator>LibreOffice/5.1.6.2$Linux_X86_64 LibreOffice_project/10m0$Build-2</meta:generator>
    <meta:document-statistic meta:object-count="82"/>
  </office:meta>
</office:document-meta>
</file>